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137b47" officeooo:paragraph-rsid="00137b47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fo:font-weight="bold" officeooo:rsid="00137b47" officeooo:paragraph-rsid="00137b47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bold" officeooo:rsid="00137b47" officeooo:paragraph-rsid="00137b47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bold" officeooo:rsid="00137b47" officeooo:paragraph-rsid="001cefdb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fo:font-weight="bold" officeooo:rsid="001466ea" officeooo:paragraph-rsid="001466e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fo:font-weight="bold" officeooo:rsid="001466ea" officeooo:paragraph-rsid="00148a37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fo:font-weight="bold" officeooo:rsid="00148a37" officeooo:paragraph-rsid="00148a37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fo:font-weight="bold" officeooo:rsid="00148a37" officeooo:paragraph-rsid="0017a1f5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bold" officeooo:rsid="0015f532" officeooo:paragraph-rsid="0015f532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62d55" officeooo:paragraph-rsid="00162d55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466ea" officeooo:paragraph-rsid="001466ea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48a37" officeooo:paragraph-rsid="00148a37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466ea" officeooo:paragraph-rsid="00148a37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a1f5"/>
    </style:style>
    <style:style style:name="T3" style:family="text">
      <style:text-properties style:text-underline-style="solid" style:text-underline-width="auto" style:text-underline-color="font-color" officeooo:rsid="0018e8b8"/>
    </style:style>
    <style:style style:name="T4" style:family="text">
      <style:text-properties style:text-underline-style="solid" style:text-underline-width="auto" style:text-underline-color="font-color" officeooo:rsid="001b1807"/>
    </style:style>
    <style:style style:name="T5" style:family="text">
      <style:text-properties style:text-underline-style="solid" style:text-underline-width="auto" style:text-underline-color="font-color" officeooo:rsid="001f1c4c"/>
    </style:style>
    <style:style style:name="T6" style:family="text">
      <style:text-properties style:text-underline-style="solid" style:text-underline-width="auto" style:text-underline-color="font-color" officeooo:rsid="0020c05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5f532"/>
    </style:style>
    <style:style style:name="T9" style:family="text">
      <style:text-properties style:text-underline-style="none" officeooo:rsid="0017a1f5"/>
    </style:style>
    <style:style style:name="T10" style:family="text">
      <style:text-properties style:text-underline-style="none" officeooo:rsid="001cefdb"/>
    </style:style>
    <style:style style:name="T11" style:family="text">
      <style:text-properties officeooo:rsid="0018e8b8"/>
    </style:style>
    <style:style style:name="T12" style:family="text">
      <style:text-properties officeooo:rsid="001bc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Relazionale</text:p>
      <text:p text:style-name="P2"/>
      <text:p text:style-name="P3">Cuoco(<text:span text:style-name="T4">Nome</text:span><text:span text:style-name="T7">,foto,biografia,Numero ricette</text:span>)</text:p>
      <text:p text:style-name="P4">Ricetta(<text:span text:style-name="T1">Titolo</text:span><text:span text:style-name="T7">,Cottura,Dieta,Preparazione,</text:span><text:span text:style-name="T10">TempoPreparazione</text:span><text:span text:style-name="T7">,portata,</text:span></text:p>
      <text:p text:style-name="P4"><text:span text:style-name="T7">Prezzo,Difficoltà,Calorie,Foto</text:span>)</text:p>
      <text:p text:style-name="P5">Ingredient<text:span text:style-name="T12">e</text:span>(<text:span text:style-name="T1">Nome</text:span><text:span text:style-name="T7">,note</text:span>)</text:p>
      <text:p text:style-name="P5">Utente(<text:span text:style-name="T1">Username</text:span><text:span text:style-name="T7">,Password,Mail,</text:span><text:span text:style-name="T9">Numero commenti,foto</text:span><text:span text:style-name="T7">)</text:span></text:p>
      <text:p text:style-name="P5"><text:span text:style-name="T7">Commento(</text:span><text:span text:style-name="T1">Data,</text:span><text:span text:style-name="T2">Ricetta</text:span><text:span text:style-name="T7">,Testo)</text:span></text:p>
      <text:p text:style-name="P5"><text:span text:style-name="T7">Redazione(</text:span><text:span text:style-name="T2">Nome</text:span><text:span text:style-name="T9">,foto</text:span><text:span text:style-name="T7">)</text:span></text:p>
      <text:p text:style-name="P11"/>
      <text:p text:style-name="P5"><text:span text:style-name="T7">Segue(</text:span><text:span text:style-name="T1">Username,</text:span><text:span text:style-name="T2">NomeCuoco</text:span><text:span text:style-name="T1">)</text:span></text:p>
      <text:p text:style-name="P6"><text:span text:style-name="T7">Spesa(</text:span><text:span text:style-name="T1">Username,No</text:span><text:span text:style-name="T6">meIngrediente</text:span><text:span text:style-name="T7">,</text:span><text:span text:style-name="T8">Quantità</text:span><text:span text:style-name="T7">)</text:span></text:p>
      <text:p text:style-name="P7"><text:span text:style-name="T7">Realizza(</text:span><text:span text:style-name="T1">Username,Titolo</text:span><text:span text:style-name="T7">)</text:span></text:p>
      <text:p text:style-name="P8"><text:span text:style-name="T7">Preferiti(</text:span><text:span text:style-name="T1">Username,Titolo</text:span><text:span text:style-name="T7">)</text:span></text:p>
      <text:p text:style-name="P7"><text:span text:style-name="T7">Composizione(</text:span><text:span text:style-name="T1">Nome</text:span><text:span text:style-name="T2">Ingrediente</text:span><text:span text:style-name="T1">,Titolo</text:span><text:span text:style-name="T7">,</text:span><text:span text:style-name="T8">Quantità</text:span><text:span text:style-name="T7">)</text:span></text:p>
      <text:p text:style-name="P8"><text:span text:style-name="T7">Autore(</text:span><text:span text:style-name="T2">NomeCuoco</text:span><text:span text:style-name="T1">,Titolo</text:span><text:span text:style-name="T7">)</text:span></text:p>
      <text:p text:style-name="P9"><text:span text:style-name="T7">Simili(</text:span><text:span text:style-name="T1">Ricetta,RicettaSimile</text:span><text:span text:style-name="T7">)</text:span></text:p>
      <text:p text:style-name="P9"><text:span text:style-name="T7">Pubblicazione(</text:span><text:span text:style-name="T3">NomeRedazione</text:span><text:span text:style-name="T1">,Titolo</text:span><text:span text:style-name="T7">)</text:span></text:p>
      <text:p text:style-name="P9"><text:span text:style-name="T7">Risposta(</text:span><text:span text:style-name="T1">Data,</text:span><text:span text:style-name="T3">Ricetta,NomeRedazione</text:span><text:span text:style-name="T7">)</text:span></text:p>
      <text:p text:style-name="P9"><text:span text:style-name="T7">Posta(</text:span><text:span text:style-name="T1">Data,</text:span><text:span text:style-name="T3">Ricetta</text:span><text:span text:style-name="T1">,Username</text:span><text:span text:style-name="T7">)</text:span></text:p>
      <text:p text:style-name="P10">Associato(<text:span text:style-name="T5">Ricetta</text:span><text:span text:style-name="T3">Domanda,</text:span><text:span text:style-name="T5">DataDomanda</text:span><text:span text:style-name="T3">,</text:span><text:span text:style-name="T5">Ricetta</text:span><text:span text:style-name="T3">Risposta,</text:span><text:span text:style-name="T5">DataRisposta</text:span><text:span text:style-name="T11">)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3:40:50.056835760</meta:creation-date>
    <dc:date>2019-06-22T16:59:29.544972306</dc:date>
    <meta:editing-duration>PT2H22M1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2" meta:character-count="659" meta:non-whitespace-character-count="656"/>
  </office:meta>
</office:document-meta>
</file>